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grddl:transformation="http://docs.oasis-open.org/office/1.2/xslt/odf2rdf.xsl" office:version="1.2">
  <office:scripts/>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angal" svg:font-family="Mangal"/>
  </office:font-face-decls>
  <office:automatic-styles>
    <style:style style:family="table" style:name="Table1">
      <style:table-properties fo:margin-left="0cm" fo:margin-right="0.012cm" style:width="16.988cm" table:align="margins"/>
    </style:style>
    <style:style style:family="table-column" style:name="Table1.A">
      <style:table-column-properties style:column-width="4.944cm" style:rel-column-width="19073*"/>
    </style:style>
    <style:style style:family="table-column" style:name="Table1.B">
      <style:table-column-properties style:column-width="4.946cm" style:rel-column-width="19080*"/>
    </style:style>
    <style:style style:family="table-column" style:name="Table1.C">
      <style:table-column-properties style:column-width="4.015cm" style:rel-column-width="15487*"/>
    </style:style>
    <style:style style:family="table-column" style:name="Table1.D">
      <style:table-column-properties style:column-width="3.083cm" style:rel-column-width="11895*"/>
    </style:style>
    <style:style style:family="table-cell" style:name="Table1.A1">
      <style:table-cell-properties fo:border="0.088cm solid #000000" fo:padding="0.097cm"/>
    </style:style>
    <style:style style:family="table-cell" style:name="Table1.B1">
      <style:table-cell-properties fo:border-bottom="0.002cm solid #000000" fo:border-left="0.002cm solid #000000" fo:border-right="none" fo:border-top="0.002cm solid #000000" fo:padding="0.097cm"/>
    </style:style>
    <style:style style:family="table-cell" style:name="Table1.D1">
      <style:table-cell-properties fo:border="0.002cm solid #000000" fo:padding="0.097cm"/>
    </style:style>
    <style:style style:family="table-cell" style:name="Table1.A2">
      <style:table-cell-properties fo:border-bottom="0.002cm solid #000000" fo:border-left="0.002cm solid #000000" fo:border-right="none" fo:border-top="none" fo:padding="0.097cm"/>
    </style:style>
    <style:style style:family="table-cell" style:name="Table1.D2">
      <style:table-cell-properties fo:border-bottom="0.002cm solid #000000" fo:border-left="0.002cm solid #000000" fo:border-right="0.002cm solid #000000" fo:border-top="none" fo:padding="0.097cm"/>
    </style:style>
    <style:style style:family="paragraph" style:name="P1" style:parent-style-name="Standard">
      <style:paragraph-properties fo:text-align="center" style:justify-single-word="false"/>
      <style:text-properties fo:country="US" fo:font-size="13pt" fo:font-weight="bold" fo:language="en" style:font-size-asian="13pt" style:font-size-complex="13pt" style:font-weight-asian="bold" style:font-weight-complex="bold" style:text-underline-color="font-color" style:text-underline-style="solid" style:text-underline-width="auto"/>
    </style:style>
    <style:style style:family="paragraph" style:name="P2" style:parent-style-name="Standard">
      <style:text-properties fo:country="US" fo:font-size="11pt" fo:language="en" style:font-name="Arial" style:font-size-asian="11pt" style:font-size-complex="11pt"/>
    </style:style>
    <style:style style:family="paragraph" style:name="P3" style:parent-style-name="Standard">
      <style:text-properties fo:country="US" fo:font-size="10pt" fo:language="en" style:font-name="Arial" style:font-size-asian="10pt" style:font-size-complex="10pt"/>
    </style:style>
    <style:style style:family="paragraph" style:name="P4" style:parent-style-name="Standard">
      <style:text-properties fo:country="US" fo:language="en"/>
    </style:style>
    <style:style style:family="paragraph" style:name="P5" style:parent-style-name="Standard">
      <style:text-properties fo:country="US" fo:font-size="10pt" fo:language="en" style:font-size-asian="10pt" style:font-size-complex="10pt"/>
    </style:style>
    <style:style style:family="paragraph" style:name="P6" style:parent-style-name="Table_20_Contents">
      <style:text-properties fo:color="#00ae00" fo:country="US" fo:font-size="10pt" fo:language="en" style:font-name="Arial" style:font-size-asian="10pt" style:font-size-complex="10pt"/>
    </style:style>
    <style:style style:family="paragraph" style:name="P7" style:parent-style-name="Table_20_Contents">
      <style:text-properties fo:color="#00ae00" fo:country="GR" fo:font-size="10pt" fo:language="el" style:font-name="Arial" style:font-size-asian="10pt" style:font-size-complex="10pt"/>
    </style:style>
    <style:style style:family="paragraph" style:name="P8" style:parent-style-name="Table_20_Contents">
      <style:text-properties fo:color="#ff0000" fo:country="US" fo:font-size="10pt" fo:language="en" style:font-name="Arial" style:font-size-asian="10pt" style:font-size-complex="10pt"/>
    </style:style>
    <style:style style:family="paragraph" style:name="P11" style:parent-style-name="Table_20_Contents">
      <style:paragraph-properties fo:background-color="#ffff00">
        <style:background-image/>
      </style:paragraph-properties>
      <style:text-properties fo:background-color="transparent" fo:country="US" fo:font-size="10pt" fo:font-weight="normal" fo:language="en" style:font-name="Arial" style:font-size-asian="10pt" style:font-size-complex="10pt" style:font-weight-asian="normal" style:font-weight-complex="normal" style:use-window-font-color="true"/>
    </style:style>
    <style:style style:family="paragraph" style:name="P11" style:parent-style-name="Table_20_Contents">
      <style:paragraph-properties fo:background-color="#ff0000">
        <style:background-image/>
      </style:paragraph-properties>
      <style:text-properties fo:background-color="transparent" fo:country="US" fo:font-size="10pt" fo:font-weight="normal" fo:language="en" style:font-name="Arial" style:font-size-asian="10pt" style:font-size-complex="10pt" style:font-weight-asian="normal" style:font-weight-complex="normal" style:use-window-font-color="true"/>
    </style:style>
    <style:style style:family="paragraph" style:name="P11" style:parent-style-name="Table_20_Contents">
      <style:paragraph-properties fo:background-color="#00ff00">
        <style:background-image/>
      </style:paragraph-properties>
      <style:text-properties fo:background-color="transparent" fo:country="US" fo:font-size="10pt" fo:font-weight="bold" fo:language="en" style:font-name="Arial" style:font-size-asian="10pt" style:font-size-complex="10pt" style:font-weight-asian="bold" style:font-weight-complex="bold" style:use-window-font-color="true"/>
    </style:style>
    <style:style style:family="text" style:name="T1">
      <style:text-properties fo:background-color="#ffff00"/>
    </style:style>
    <style:style style:family="section" style:name="Sect1">
      <style:section-properties style:editable="false">
        <style:columns fo:column-count="1" fo:column-gap="0cm"/>
      </style:section-properties>
    </style:style>
    <style:style style:family="paragraph" style:name="P11" style:parent-style-name="Table_20_Contents">
      <style:paragraph-properties fo:background-color="#ffff00" fo:hyphenation-ladder-count="no-limit" style:line-break="strict" style:punctuation-wrap="hanging" style:tab-stop-distance="1.251cm" style:text-autospace="ideograph-alpha" style:writing-mode="page" text:line-number="0" text:number-lines="false"/>
      <style:text-properties fo:background-color="transparent" fo:country="US" fo:font-size="10pt" fo:font-weight="normal" fo:hyphenate="false" fo:hyphenation-push-char-count="2" fo:hyphenation-remain-char-count="2" fo:language="en" style:country-asian="CN" style:country-complex="IN" style:font-name="Arial" style:font-name-asian="Arial Unicode MS" style:font-name-complex="Mangal" style:font-size-asian="10pt" style:font-size-complex="10pt" style:font-weight-asian="normal" style:font-weight-complex="normal" style:language-asian="zh" style:language-complex="hi" style:letter-kerning="true" style:use-window-font-color="true"/>
    </style:style>
  </office:automatic-styles>
  <office:body>
    <office:text>
      <text:variable-decls>
        <text:variable-decl office:value-type="string" text:name="var1"/>
        <text:variable-decl office:value-type="string" text:name="va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string-value="valueOfField1" office:value-type="string" text:name="field1"/>
        <text:user-field-decl office:string-value="valueOfField2" office:value-type="string" text:name="field2"/>
      </text:user-field-decls>
      <text:section text:name="Section1" text:style-name="Sect1">
        <text:p text:style-name="P1">Test copyStyleOfFirstColumnToOthers()</text:p>
        <text:p text:style-name="P5"/>
        <text:p text:style-name="P3">This document is used to test table related functionality.</text:p>
        <text:p text:style-name="P3"/>
        <text:p text:style-name="P3">The name of the following table is Table1.</text:p>
        <text:p text:style-name="P3">It has 4 rows and 2 columns. It is used to test <text:span text:style-name="T1">copyStyleOfFirstColumnToOthers().</text:span> </text:p>
        <text:p text:style-name="P3">Before the test the first cell of the first row of the table has thick border, green background and bold font. The other columns have different formats. After the test, all cells of the first row must have the same formatting.</text:p>
        <text:p text:style-name="P3"/>
        <table:table table:name="Table1" table:style-name="Table1">
          <table:table-column table:style-name="Table1.A"/>
          <table:table-column table:style-name="Table1.B"/>
          <table:table-column table:style-name="Table1.C"/>
          <table:table-column table:style-name="Table1.D"/>
          <table:table-row>
            <table:table-cell office:value-type="string" table:style-name="Table1.A1">
              <text:p text:style-name="P11">Column1</text:p>
            </table:table-cell>
            <table:table-cell office:value-type="string" table:style-name="Table1.A1">
              <text:p text:style-name="P11">Must be bold</text:p>
            </table:table-cell>
            <table:table-cell office:value-type="string" table:style-name="Table1.A1">
              <text:p text:style-name="P11">Must be bold</text:p>
            </table:table-cell>
            <table:table-cell office:value-type="string" table:style-name="Table1.A1">
              <text:p text:style-name="P11">Must be bold</text:p>
            </table:table-cell>
          </table:table-row>
          <table:table-row>
            <table:table-cell office:value-type="string" table:style-name="Table1.A2">
              <text:p text:style-name="P7"/>
            </table:table-cell>
            <table:table-cell office:value-type="string" table:style-name="Table1.A2">
              <text:p text:style-name="P8"/>
            </table:table-cell>
            <table:table-cell office:value-type="string" table:style-name="Table1.A2">
              <text:p text:style-name="P8"/>
            </table:table-cell>
            <table:table-cell office:value-type="string" table:style-name="Table1.D2">
              <text:p text:style-name="P8"/>
            </table:table-cell>
          </table:table-row>
          <table:table-row>
            <table:table-cell office:value-type="string" table:style-name="Table1.A2">
              <text:p text:style-name="P6"/>
            </table:table-cell>
            <table:table-cell office:value-type="string" table:style-name="Table1.A2">
              <text:p text:style-name="P8"/>
            </table:table-cell>
            <table:table-cell office:value-type="string" table:style-name="Table1.A2">
              <text:p text:style-name="P8"/>
            </table:table-cell>
            <table:table-cell office:value-type="string" table:style-name="Table1.D2">
              <text:p text:style-name="P8"/>
            </table:table-cell>
          </table:table-row>
        </table:table>
        <text:p text:style-name="P3"/>
        <text:p text:style-name="P2"/>
        <text:p text:style-name="P4"/>
      </text:section>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grddl:transformation="http://docs.oasis-open.org/office/1.2/xslt/odf2rdf.xsl"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angal" svg:font-family="Mangal"/>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false"/>
      <style:paragraph-properties style:font-independent-line-spacing="false" style:line-break="strict" style:text-autospace="ideograph-alpha" style:writing-mode="lr-tb">
        <style:tab-stops/>
      </style:paragraph-properties>
      <style:text-properties fo:country="GR" fo:font-size="12pt" fo:language="el" style:country-asian="CN" style:country-complex="IN" style:font-size-asian="12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1.251cm" style:text-autospace="ideograph-alpha" style:writing-mode="page"/>
      <style:text-properties fo:country="GR" fo:font-size="12pt" fo:hyphenate="false" fo:hyphenation-push-char-count="2" fo:hyphenation-remain-char-count="2" fo:language="el" style:country-asian="CN" style:country-complex="IN" style:font-name="Times New Roman" style:font-name-asian="Arial Unicode MS" style:font-name-complex="Mangal" style:font-size-asian="12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Arial Unicode MS" style:font-name-complex="Mangal" style:font-size-asian="14pt" style:font-size-complex="14pt"/>
    </style:style>
    <style:style style:class="text" style:display-name="Text body" style:family="paragraph" style:name="Text_20_body" style:parent-style-name="Standard">
      <style:paragraph-properties fo:margin-bottom="0.212cm" fo:margin-top="0cm"/>
    </style:style>
    <style:style style:class="list" style:family="paragraph" style:name="List" style:parent-style-name="Text_20_body">
      <style:text-properties style:font-name-complex="Mangal1"/>
    </style:style>
    <style:style style:class="extra" style:family="paragraph" style:name="Caption" style:parent-style-name="Standard">
      <style:paragraph-properties fo:margin-bottom="0.212cm" fo:margin-top="0.212cm" text:line-number="0" text:number-lines="false"/>
      <style:text-properties fo:font-size="12pt" fo:font-style="italic" style:font-name-complex="Mangal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Mangal1"/>
    </style:style>
    <style:style style:class="extra" style:display-name="Table Contents" style:family="paragraph" style:name="Table_20_Contents" style:parent-style-name="Standard">
      <style:paragraph-properties text:line-number="0" text:number-lines="false"/>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Mpm1">
      <style:page-layout-properties fo:margin-bottom="2cm" fo:margin-left="2cm" fo:margin-right="2cm" fo:margin-top="2cm" fo:page-height="29.7cm" fo:page-width="21.001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yros Nakos</meta:initial-creator>
    <meta:creation-date>2011-07-07T16:31:43.34</meta:creation-date>
    <dc:date>2012-05-28T15:18:18.97</dc:date>
    <dc:creator>Spyros Nakos</dc:creator>
    <meta:editing-duration>PT04H36M41S</meta:editing-duration>
    <meta:editing-cycles>28</meta:editing-cycles>
    <meta:generator>OpenOffice.org/3.2$Win32 OpenOffice.org_project/320m18$Build-9502</meta:generator>
    <meta:document-statistic meta:table-count="1" meta:image-count="0" meta:object-count="0" meta:page-count="1" meta:paragraph-count="9" meta:word-count="83" meta:character-count="488"/>
  </office:meta>
</office:document-meta>
</file>